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C000000265298BA2E1DD64E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29ff" officeooo:paragraph-rsid="001329ff"/>
    </style:style>
    <style:style style:name="P2" style:family="paragraph" style:parent-style-name="Standard">
      <style:text-properties officeooo:rsid="001329ff" officeooo:paragraph-rsid="003ecbfd"/>
    </style:style>
    <style:style style:name="P3" style:family="paragraph" style:parent-style-name="Standard">
      <style:text-properties officeooo:rsid="001329ff" officeooo:paragraph-rsid="00478edd"/>
    </style:style>
    <style:style style:name="P4" style:family="paragraph" style:parent-style-name="Standard">
      <style:text-properties officeooo:rsid="0014f69e" officeooo:paragraph-rsid="0014f69e"/>
    </style:style>
    <style:style style:name="P5" style:family="paragraph" style:parent-style-name="Standard">
      <style:text-properties officeooo:rsid="001f78c6" officeooo:paragraph-rsid="001f78c6"/>
    </style:style>
    <style:style style:name="P6" style:family="paragraph" style:parent-style-name="Standard">
      <style:text-properties officeooo:rsid="001f78c6" officeooo:paragraph-rsid="0048cc1b"/>
    </style:style>
    <style:style style:name="P7" style:family="paragraph" style:parent-style-name="Standard">
      <style:text-properties officeooo:rsid="0048cc1b" officeooo:paragraph-rsid="0048cc1b"/>
    </style:style>
    <style:style style:name="P8" style:family="paragraph" style:parent-style-name="Standard">
      <style:text-properties fo:font-style="italic" officeooo:rsid="0041215a" officeooo:paragraph-rsid="00478edd" style:font-style-asian="italic" style:font-style-complex="italic"/>
    </style:style>
    <style:style style:name="P9" style:family="paragraph" style:parent-style-name="Standard">
      <style:text-properties fo:font-size="14pt" officeooo:rsid="001f78c6" officeooo:paragraph-rsid="001f78c6" style:font-size-asian="14pt" style:font-size-complex="14pt"/>
    </style:style>
    <style:style style:name="P10" style:family="paragraph" style:parent-style-name="Standard">
      <style:text-properties fo:font-size="12pt" officeooo:rsid="001f78c6" officeooo:paragraph-rsid="001f78c6" style:font-size-asian="12pt" style:font-size-complex="12pt"/>
    </style:style>
    <style:style style:name="P11" style:family="paragraph" style:parent-style-name="Standard">
      <style:text-properties fo:font-size="12pt" officeooo:rsid="0048cc1b" officeooo:paragraph-rsid="0056db67" style:font-size-asian="12pt" style:font-size-complex="12pt"/>
    </style:style>
    <style:style style:name="P12" style:family="paragraph" style:parent-style-name="Standard">
      <style:text-properties fo:font-size="12pt" officeooo:rsid="0048cc1b" officeooo:paragraph-rsid="006e4951" style:font-size-asian="12pt" style:font-size-complex="12pt"/>
    </style:style>
    <style:style style:name="P13" style:family="paragraph" style:parent-style-name="Standard">
      <style:text-properties fo:font-size="12pt" officeooo:rsid="005aa7cb" officeooo:paragraph-rsid="005aa7cb" style:font-size-asian="12pt" style:font-size-complex="12pt"/>
    </style:style>
    <style:style style:name="P14" style:family="paragraph" style:parent-style-name="Standard">
      <style:text-properties fo:font-size="12pt" officeooo:rsid="0066e2f0" officeooo:paragraph-rsid="0066e2f0" style:font-size-asian="12pt" style:font-size-complex="12pt"/>
    </style:style>
    <style:style style:name="P15" style:family="paragraph" style:parent-style-name="Standard">
      <style:text-properties fo:font-size="12pt" officeooo:rsid="006c7cc2" officeooo:paragraph-rsid="006c7cc2" style:font-size-asian="12pt" style:font-size-complex="12pt"/>
    </style:style>
    <style:style style:name="P16" style:family="paragraph" style:parent-style-name="Standard">
      <style:text-properties fo:font-size="12pt" officeooo:rsid="0089a92e" officeooo:paragraph-rsid="0089a92e" style:font-size-asian="12pt" style:font-size-complex="12pt"/>
    </style:style>
    <style:style style:name="P17" style:family="paragraph" style:parent-style-name="Standard">
      <style:text-properties fo:font-size="16pt" officeooo:rsid="001329ff" officeooo:paragraph-rsid="001329ff" style:font-size-asian="16pt" style:font-size-complex="16pt"/>
    </style:style>
    <style:style style:name="P18" style:family="paragraph" style:parent-style-name="Standard">
      <style:text-properties officeooo:rsid="0048cc1b" officeooo:paragraph-rsid="0048cc1b"/>
    </style:style>
    <style:style style:name="P19" style:family="paragraph" style:parent-style-name="Standard">
      <style:text-properties officeooo:rsid="0048cc1b" officeooo:paragraph-rsid="0048cc1b" fo:background-color="#fff200"/>
    </style:style>
    <style:style style:name="P20" style:family="paragraph" style:parent-style-name="Standard">
      <style:text-properties officeooo:rsid="0028bc3b" officeooo:paragraph-rsid="002c9f71" fo:background-color="#fff200"/>
    </style:style>
    <style:style style:name="P21" style:family="paragraph" style:parent-style-name="Standard">
      <style:text-properties fo:font-size="7.5pt" officeooo:rsid="006c7cc2" officeooo:paragraph-rsid="006c7cc2" style:font-size-asian="7.5pt" style:font-size-complex="7.5pt"/>
    </style:style>
    <style:style style:name="P22" style:family="paragraph" style:parent-style-name="Standard">
      <style:text-properties fo:font-size="10.5pt" officeooo:rsid="007f0dd6" officeooo:paragraph-rsid="007f0dd6" style:font-size-asian="10.5pt" style:font-size-complex="10.5pt"/>
    </style:style>
    <style:style style:name="P23" style:family="paragraph" style:parent-style-name="Standard">
      <style:text-properties officeooo:rsid="001f78c6" officeooo:paragraph-rsid="001f78c6"/>
    </style:style>
    <style:style style:name="T1" style:family="text">
      <style:text-properties officeooo:rsid="002030ca"/>
    </style:style>
    <style:style style:name="T2" style:family="text">
      <style:text-properties officeooo:rsid="002b71a7"/>
    </style:style>
    <style:style style:name="T3" style:family="text">
      <style:text-properties officeooo:rsid="002c9f71"/>
    </style:style>
    <style:style style:name="T4" style:family="text">
      <style:text-properties officeooo:rsid="00321583"/>
    </style:style>
    <style:style style:name="T5" style:family="text">
      <style:text-properties officeooo:rsid="00340d34"/>
    </style:style>
    <style:style style:name="T6" style:family="text">
      <style:text-properties officeooo:rsid="003bb1d8"/>
    </style:style>
    <style:style style:name="T7" style:family="text">
      <style:text-properties officeooo:rsid="003d4bf5"/>
    </style:style>
    <style:style style:name="T8" style:family="text">
      <style:text-properties officeooo:rsid="003ecbfd"/>
    </style:style>
    <style:style style:name="T9" style:family="text">
      <style:text-properties fo:font-style="italic" officeooo:rsid="0041215a" style:font-style-asian="italic" style:font-style-complex="italic"/>
    </style:style>
    <style:style style:name="T10" style:family="text">
      <style:text-properties officeooo:rsid="004aa35a"/>
    </style:style>
    <style:style style:name="T11" style:family="text">
      <style:text-properties officeooo:rsid="00592085"/>
    </style:style>
    <style:style style:name="T12" style:family="text">
      <style:text-properties officeooo:rsid="006ead1b"/>
    </style:style>
    <style:style style:name="T13" style:family="text">
      <style:text-properties officeooo:rsid="006ed521"/>
    </style:style>
    <style:style style:name="T14" style:family="text">
      <style:text-properties officeooo:rsid="007130f1"/>
    </style:style>
    <style:style style:name="T15" style:family="text">
      <style:text-properties officeooo:rsid="00724114"/>
    </style:style>
    <style:style style:name="T16" style:family="text">
      <style:text-properties officeooo:rsid="0076d296"/>
    </style:style>
    <style:style style:name="T17" style:family="text">
      <style:text-properties officeooo:rsid="008a0cd8"/>
    </style:style>
    <style:style style:name="T18" style:family="text">
      <style:text-properties officeooo:rsid="008b69b7"/>
    </style:style>
    <style:style style:name="T19" style:family="text">
      <style:text-properties officeooo:rsid="008fce06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3ecbfd" style:font-size-asian="14pt" style:font-size-complex="14pt"/>
    </style:style>
    <style:style style:name="T22" style:family="text">
      <style:text-properties fo:font-size="14pt" officeooo:rsid="0098e54a" style:font-size-asian="14pt" style:font-size-complex="14pt"/>
    </style:style>
    <style:style style:name="T23" style:family="text">
      <style:text-properties fo:font-size="14pt" officeooo:rsid="009a951e" style:font-size-asian="14pt" style:font-size-complex="14pt"/>
    </style:style>
    <style:style style:name="T24" style:family="text">
      <style:text-properties fo:font-size="14pt" officeooo:rsid="009ddaa4" style:font-size-asian="14pt" style:font-size-complex="14pt"/>
    </style:style>
    <style:style style:name="T25" style:family="text">
      <style:text-properties fo:font-size="14pt" officeooo:rsid="009e40bb" style:font-size-asian="14pt" style:font-size-complex="14pt"/>
    </style:style>
    <style:style style:name="T26" style:family="text">
      <style:text-properties officeooo:rsid="0098e54a"/>
    </style:style>
    <style:style style:name="T27" style:family="text">
      <style:text-properties officeooo:rsid="009a95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文件系统 </text:p>
      <text:p text:style-name="P17"/>
      <text:p text:style-name="P17">一 <text:span text:style-name="T6">、</text:span>目录（文件）和文件</text:p>
      <text:p text:style-name="P1"/>
      <text:p text:style-name="P9"><text:span text:style-name="T8">1</text:span>文件的属性</text:p>
      <text:p text:style-name="P5"/>
      <text:p text:style-name="P2"><text:s text:c="4"/>获取一个文件的具体信息函数 <text:s text:c="2"/>int stat(const char *pathname, struct stat *statbuf);</text:p>
      <text:p text:style-name="P2"/>
      <text:p text:style-name="P6"><text:s text:c="7"/>int stat(const char *pathname, struct stat *statbuf);</text:p>
      <text:p text:style-name="P6"><text:s text:c="7"/>int fstat(int fd, struct stat *statbuf);</text:p>
      <text:p text:style-name="P6"><text:s text:c="7"/>int lstat(const char *pathname, struct stat *statbuf);</text:p>
      <text:p text:style-name="P19">note:lstat和stat在链接文件的处理上有区别</text:p>
      <text:p text:style-name="P7"/>
      <text:p text:style-name="P7"><text:s text:c="2"/>stat 结构体</text:p>
      <text:p text:style-name="P7"><text:s text:c="7"/>All of these system calls return a stat structure, which contains the following fields:</text:p>
      <text:p text:style-name="P7"/>
      <text:p text:style-name="P7"><text:s text:c="11"/>struct stat {</text:p>
      <text:p text:style-name="P7"><text:s text:c="15"/>dev_t <text:s text:c="4"/>st_dev; <text:s text:c="8"/>/* ID of device containing file <text:s/>包含这个文件的设备<text:span text:style-name="T10">ID号 </text:span>*/</text:p>
      <text:p text:style-name="P7"><text:s text:c="15"/>ino_t <text:s text:c="4"/>st_ino; <text:s text:c="8"/>/* Inode number */</text:p>
      <text:p text:style-name="P7"><text:s text:c="15"/>mode_t <text:s text:c="3"/>st_mode; <text:s text:c="7"/>/* File type and mode <text:s text:c="2"/>权限信息和文件类型 */</text:p>
      <text:p text:style-name="P7"><text:s text:c="15"/>nlink_t <text:s text:c="2"/>st_nlink; <text:s text:c="6"/>/* Number of hard links */</text:p>
      <text:p text:style-name="P7"><text:s text:c="15"/>uid_t <text:s text:c="4"/>st_uid; <text:s text:c="8"/>/* User ID of owner */</text:p>
      <text:p text:style-name="P7"><text:s text:c="15"/>gid_t <text:s text:c="4"/>st_gid; <text:s text:c="8"/>/* Group ID of owner */</text:p>
      <text:p text:style-name="P7"><text:s text:c="15"/>dev_t <text:s text:c="4"/>st_rdev; <text:s text:c="7"/>/* Device ID (if special file) 设备号*/</text:p>
      <text:p text:style-name="P7"><text:s text:c="15"/>off_t <text:s text:c="4"/>st_size; <text:s text:c="7"/>/* Total size, in bytes <text:s text:c="2"/>理论大小*/</text:p>
      <text:p text:style-name="P7"><text:s text:c="15"/>blksize_t st_blksize; <text:s text:c="4"/>/* Block size for filesystem I/O */</text:p>
      <text:p text:style-name="P7"><text:s text:c="15"/>blkcnt_t <text:s/>st_blocks; <text:s text:c="5"/>/* Number of 512B blocks allocated <text:s text:c="2"/>实际大小*/</text:p>
      <text:p text:style-name="P7"/>
      <text:p text:style-name="P7"><text:s text:c="15"/>/* Since Linux 2.6, the kernel supports nanosecond</text:p>
      <text:p text:style-name="P7"><text:s text:c="18"/>precision for the following timestamp fields.</text:p>
      <text:p text:style-name="P7"><text:s text:c="18"/>For the details before Linux 2.6, see NOTES. */</text:p>
      <text:p text:style-name="P7"/>
      <text:p text:style-name="P7"><text:s text:c="15"/>struct timespec st_atim; <text:s/>/* Time of last access <text:s text:c="2"/>最后一次读的时间 */</text:p>
      <text:p text:style-name="P7"><text:s text:c="15"/>struct timespec st_mtim; <text:s/>/* Time of last modification <text:s text:c="2"/>最后一次写的时间*/</text:p>
      <text:p text:style-name="P7"><text:s text:c="15"/>struct timespec st_ctim; <text:s/>/* Time of last status change <text:s text:c="3"/>亚数据修改的时间*/</text:p>
      <text:p text:style-name="P7"/>
      <text:p text:style-name="P7"><text:s text:c="11"/>#define st_atime st_atim.tv_sec <text:s text:c="5"/>/* Backward compatibility */</text:p>
      <text:p text:style-name="P7"><text:s text:c="11"/>#define st_mtime st_mtim.tv_sec</text:p>
      <text:p text:style-name="P7"><text:s text:c="11"/>#define st_ctime st_ctim.tv_sec</text:p>
      <text:p text:style-name="P7"><text:s text:c="11"/>};</text:p>
      <text:p text:style-name="P2"/>
      <text:p text:style-name="P3"><text:tab/><text:span text:style-name="T9">/ etc /passwd </text:span></text:p>
      <text:p text:style-name="P8"><text:s text:c="9"/>/ etc / group</text:p>
      <text:p text:style-name="P9"><text:span text:style-name="T8">2</text:span>文件的权限<text:span text:style-name="T1">（读写）</text:span></text:p>
      <text:p text:style-name="P11">mode_t <text:s text:c="3"/>st_mode; <text:s text:c="7"/>/* File type and mode <text:s text:c="2"/>权限信息和文件类型 <text:s text:c="2"/><text:span text:style-name="T11">16 位整型数</text:span>*/</text:p>
      <text:p text:style-name="P11"><draw:frame draw:style-name="fr1" draw:name="图像1" text:anchor-type="paragraph" svg:x="0.245cm" svg:y="0.106cm" svg:width="5.398cm" svg:height="1.005cm" draw:z-index="0"><draw:image xlink:href="Pictures/10000201000000CC000000265298BA2E1DD64EAD.png" xlink:type="simple" xlink:show="embed" xlink:actuate="onLoad" loext:mime-type="image/x-vclgraphic"/></draw:frame></text:p>
      <text:p text:style-name="P11"><text:soft-page-break/></text:p>
      <text:p text:style-name="P13">文件类型 <text:s/></text:p>
      <text:p text:style-name="P13">d <text:s/>目录</text:p>
      <text:p text:style-name="P13">c <text:s/>字符设备文件</text:p>
      <text:p text:style-name="P13">b <text:s/>块设备文件</text:p>
      <text:p text:style-name="P13">- <text:s/>常规文件</text:p>
      <text:p text:style-name="P13">l 符号链接文件</text:p>
      <text:p text:style-name="P13">s socket文件</text:p>
      <text:p text:style-name="P13">p 管道文件</text:p>
      <text:p text:style-name="P11"/>
      <text:p text:style-name="P14">判断文件类型:</text:p>
      <text:p text:style-name="P11"><text:tab/> <text:s text:c="2"/>S_ISREG(m) <text:s/>is it a regular file?</text:p>
      <text:p text:style-name="P11"/>
      <text:p text:style-name="P11"><text:s text:c="11"/>S_ISDIR(m) <text:s/>directory?</text:p>
      <text:p text:style-name="P11"/>
      <text:p text:style-name="P11"><text:s text:c="11"/>S_ISCHR(m) <text:s/>character device?</text:p>
      <text:p text:style-name="P11"/>
      <text:p text:style-name="P11"><text:s text:c="11"/>S_ISBLK(m) <text:s/>block device?</text:p>
      <text:p text:style-name="P11"/>
      <text:p text:style-name="P11"><text:s text:c="11"/>S_ISFIFO(m) FIFO (named pipe)?</text:p>
      <text:p text:style-name="P11"/>
      <text:p text:style-name="P11"><text:s text:c="11"/>S_ISLNK(m) <text:s/>symbolic link? <text:s/>(Not in POSIX.1-1996.)</text:p>
      <text:p text:style-name="P11"/>
      <text:p text:style-name="P11"><text:s text:c="11"/>S_ISSOCK(m) socket? <text:s/>(Not in POSIX.1-1996.)</text:p>
      <text:p text:style-name="P11"/>
      <text:p text:style-name="P11"/>
      <text:p text:style-name="P12">st_mode:<text:span text:style-name="T12">(16 位位图)</text:span></text:p>
      <text:p text:style-name="P15"><text:s/><text:span text:style-name="T16">1111 <text:s text:c="12"/></text:span>1 <text:s text:c="3"/>111 <text:s text:c="31"/>1111 <text:s text:c="21"/>1111 <text:s text:c="27"/>1111</text:p>
      <text:p text:style-name="P21"><text:s/>文件类型 <text:s text:c="30"/>粘住位/<text:span text:style-name="T15">U-id/G-id</text:span> <text:s text:c="31"/>own<text:span text:style-name="T14">er权限</text:span> <text:s text:c="33"/>group权限 <text:s text:c="39"/><text:span text:style-name="T13">other用户权限</text:span></text:p>
      <text:p text:style-name="P21"/>
      <text:p text:style-name="P21"/>
      <text:p text:style-name="P15">权限的更改</text:p>
      <text:p text:style-name="P15"/>
      <text:p text:style-name="P15"><text:s text:c="7"/>int chmod(const char *pathname, mode_t mode);</text:p>
      <text:p text:style-name="P15"><text:s text:c="7"/>int fchmod(int fd, mode_t mode);</text:p>
      <text:p text:style-name="P15"><text:s/></text:p>
      <text:p text:style-name="P11"/>
      <text:p text:style-name="P11"/>
      <text:p text:style-name="P9"><text:span text:style-name="T8">3</text:span>Umask</text:p>
      <text:p text:style-name="P22"><text:s/>防止产生权限过松的文件，新建文件的权限与umask有关</text:p>
      <text:p text:style-name="P22"/>
      <text:p text:style-name="P9"><text:span text:style-name="T8">4</text:span>粘住位<text:span text:style-name="T17">（t位）</text:span></text:p>
      <text:p text:style-name="P16">最初用于二进制可执行文件，设置t位<text:span text:style-name="T18">，会在内存中为该程序保留数据，加快下次运行的加载速度。现在因为chche的出现，不再需要此位加快运行速度。</text:span></text:p>
      <text:p text:style-name="P16"/>
      <text:p text:style-name="P16">如今<text:span text:style-name="T19">，t位一般设置在/tmp目录，不同用户对该目录的操作会被记录下来。</text:span></text:p>
      <text:p text:style-name="P5"><text:soft-page-break/><text:span text:style-name="T21">5</text:span><text:span text:style-name="T20">文件系统 <text:s text:c="3"/></text:span><text:span text:style-name="T24">FAT </text:span><text:span text:style-name="T25">，</text:span><text:span text:style-name="T24">UFS （unix早期文件系统）</text:span></text:p>
      <text:p text:style-name="P5"><text:span text:style-name="T20"/></text:p>
      <text:p text:style-name="P10">文件的存储格式<text:span text:style-name="T26">，文件的存储和管理方式。</text:span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9"><text:span text:style-name="T8">6</text:span>硬链接 符号链接</text:p>
      <text:p text:style-name="P9"><text:span text:style-name="T8">7</text:span>目录的创建和删除</text:p>
      <text:p text:style-name="P9"><text:span text:style-name="T8">8</text:span>更改当前的工作路径</text:p>
      <text:p text:style-name="P9"><text:span text:style-name="T8">9</text:span>读取目录内容</text:p>
      <text:p text:style-name="P5"/>
      <text:p text:style-name="P5"/>
      <text:p text:style-name="P20">note: <text:s/></text:p>
      <text:p text:style-name="P20"><text:span text:style-name="T2">“</text:span>ls - - all<text:span text:style-name="T2">”</text:span> 长格式的作用是便于理解和记忆</text:p>
      <text:p text:style-name="P20"><text:s text:c="4"/>如何使用touch命令创建 <text:s/>“-a” 文件<text:span text:style-name="T4">？</text:span></text:p>
      <text:p text:style-name="P20"><text:s text:c="2"/>“<text:span text:style-name="T3">touch - - -a”会创建一个 名为 “-a”的 文件 <text:s text:c="2"/>“- -” 表示当前参数结束</text:span></text:p>
      <text:p text:style-name="P20"><text:s text:c="4"/>或者<text:span text:style-name="T5">“touch ./-a” 加上文件路径也可创建成功。</text:span></text:p>
      <text:p text:style-name="P5"/>
      <text:p text:style-name="P1"/>
      <text:p text:style-name="P4">二<text:span text:style-name="T7">、</text:span> 表示系统信息的文件</text:p>
      <text:p text:style-name="P4">三<text:span text:style-name="T7">、</text:span>进程环境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3T17:39:01.945996848</meta:creation-date>
    <meta:generator>LibreOffice/6.0.7.3$Linux_X86_64 LibreOffice_project/00m0$Build-3</meta:generator>
    <dc:date>2022-06-21T20:14:16.165719494</dc:date>
    <meta:editing-duration>PT3H26M51S</meta:editing-duration>
    <meta:editing-cycles>131</meta:editing-cycles>
    <meta:document-statistic meta:table-count="0" meta:image-count="1" meta:object-count="0" meta:page-count="3" meta:paragraph-count="76" meta:word-count="754" meta:character-count="3046" meta:non-whitespace-character-count="1962"/>
  </office:meta>
</office:document-meta>
</file>